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5a3ad_experiments" table:style-name="ta1">
        <table:shapes>
          <draw:frame draw:z-index="0" draw:style-name="gr1" draw:text-style-name="P1" svg:width="15.6618in" svg:height="8.8094in" svg:x="7.1661in" svg:y="0.0394in">
            <draw:object draw:notify-on-update-of-ranges="ba5a3ad_experiments.A1:ba5a3ad_experiments.A1 ba5a3ad_experiments.A2:ba5a3ad_experiments.A7 ba5a3ad_experiments.B1:ba5a3ad_experiments.B1 ba5a3ad_experiments.B2:ba5a3ad_experiments.B7 ba5a3ad_experiments.C1:ba5a3ad_experiments.C1 ba5a3ad_experiments.C2:ba5a3ad_experiments.C7 ba5a3ad_experiments.D1:ba5a3ad_experiments.D1 ba5a3ad_experiments.D2:ba5a3ad_experiments.D7 ba5a3ad_experiments.E1:ba5a3ad_experiments.E1 ba5a3ad_experiments.E2:ba5a3ad_experiments.E7 ba5a3ad_experiments.F1:ba5a3ad_experiments.F1 ba5a3ad_experiments.F2:ba5a3ad_experiments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proc1</text:p>
          </table:table-cell>
          <table:table-cell office:value-type="string" calcext:value-type="string">
            <text:p>proc2</text:p>
          </table:table-cell>
          <table:table-cell office:value-type="string" calcext:value-type="string">
            <text:p>proc4</text:p>
          </table:table-cell>
          <table:table-cell office:value-type="string" calcext:value-type="string">
            <text:p>proc6</text:p>
          </table:table-cell>
          <table:table-cell office:value-type="string" calcext:value-type="string">
            <text:p>proc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14821434021" calcext:value-type="float">
            <text:p>0.01114821434021</text:p>
          </table:table-cell>
          <table:table-cell office:value-type="float" office:value="1.91308188438416" calcext:value-type="float">
            <text:p>1.91308188438416</text:p>
          </table:table-cell>
          <table:table-cell office:value-type="float" office:value="2.01699924468994" calcext:value-type="float">
            <text:p>2.01699924468994</text:p>
          </table:table-cell>
          <table:table-cell office:value-type="float" office:value="2.16375732421875" calcext:value-type="float">
            <text:p>2.16375732421875</text:p>
          </table:table-cell>
          <table:table-cell office:value-type="float" office:value="2.25324106216431" calcext:value-type="float">
            <text:p>2.25324106216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9732303619385" calcext:value-type="float">
            <text:p>0.069973230361939</text:p>
          </table:table-cell>
          <table:table-cell office:value-type="float" office:value="4.19132828712463" calcext:value-type="float">
            <text:p>4.19132828712463</text:p>
          </table:table-cell>
          <table:table-cell office:value-type="float" office:value="4.45169687271118" calcext:value-type="float">
            <text:p>4.45169687271118</text:p>
          </table:table-cell>
          <table:table-cell office:value-type="float" office:value="4.70643186569214" calcext:value-type="float">
            <text:p>4.70643186569214</text:p>
          </table:table-cell>
          <table:table-cell office:value-type="float" office:value="4.96314239501953" calcext:value-type="float">
            <text:p>4.963142395019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1309108734131" calcext:value-type="float">
            <text:p>0.301309108734131</text:p>
          </table:table-cell>
          <table:table-cell office:value-type="float" office:value="10.4900932312012" calcext:value-type="float">
            <text:p>10.4900932312012</text:p>
          </table:table-cell>
          <table:table-cell office:value-type="float" office:value="11.1585114002228" calcext:value-type="float">
            <text:p>11.1585114002228</text:p>
          </table:table-cell>
          <table:table-cell office:value-type="float" office:value="11.794105052948" calcext:value-type="float">
            <text:p>11.794105052948</text:p>
          </table:table-cell>
          <table:table-cell office:value-type="float" office:value="12.4684150218964" calcext:value-type="float">
            <text:p>12.46841502189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3858675956726" calcext:value-type="float">
            <text:p>4.63858675956726</text:p>
          </table:table-cell>
          <table:table-cell office:value-type="float" office:value="48.3281154632568" calcext:value-type="float">
            <text:p>48.3281154632568</text:p>
          </table:table-cell>
          <table:table-cell office:value-type="float" office:value="50.8908703327179" calcext:value-type="float">
            <text:p>50.8908703327179</text:p>
          </table:table-cell>
          <table:table-cell office:value-type="float" office:value="52.9466519355774" calcext:value-type="float">
            <text:p>52.9466519355774</text:p>
          </table:table-cell>
          <table:table-cell office:value-type="float" office:value="56.5013036727905" calcext:value-type="float">
            <text:p>56.50130367279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.6443197727203" calcext:value-type="float">
            <text:p>70.6443197727203</text:p>
          </table:table-cell>
          <table:table-cell office:value-type="float" office:value="217.472035646439" calcext:value-type="float">
            <text:p>217.472035646439</text:p>
          </table:table-cell>
          <table:table-cell office:value-type="float" office:value="204.90443444252" calcext:value-type="float">
            <text:p>204.90443444252</text:p>
          </table:table-cell>
          <table:table-cell office:value-type="float" office:value="226.331640481949" calcext:value-type="float">
            <text:p>226.331640481949</text:p>
          </table:table-cell>
          <table:table-cell office:value-type="float" office:value="234.720828294754" calcext:value-type="float">
            <text:p>234.7208282947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8.986669540405" calcext:value-type="float">
            <text:p>888.986669540405</text:p>
          </table:table-cell>
          <table:table-cell office:value-type="float" office:value="1065.03135347366" calcext:value-type="float">
            <text:p>1065.03135347366</text:p>
          </table:table-cell>
          <table:table-cell office:value-type="float" office:value="786.529511451721" calcext:value-type="float">
            <text:p>786.529511451721</text:p>
          </table:table-cell>
          <table:table-cell office:value-type="float" office:value="757.312260866165" calcext:value-type="float">
            <text:p>757.312260866165</text:p>
          </table:table-cell>
          <table:table-cell office:value-type="float" office:value="790.047028303146" calcext:value-type="float">
            <text:p>790.047028303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1-03-03T14:26:17.426524838</dc:date>
    <meta:editing-duration>PT4M4S</meta:editing-duration>
    <meta:editing-cycles>1</meta:editing-cycles>
    <meta:document-statistic meta:table-count="1" meta:cell-count="42" meta:object-count="1"/>
    <meta:generator>LibreOffice/6.3.6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782cm" svg:height="22.377cm" xlink:href=".." xlink:type="simple" chart:class="chart:scatter" chart:style-name="ch1">
        <chart:legend chart:legend-position="end" svg:x="37.591cm" svg:y="9.893cm" style:legend-expansion="high" chart:style-name="ch2"/>
        <chart:plot-area chart:style-name="ch3" table:cell-range-address="ba5a3ad_experiments.A1:ba5a3ad_experiments.F7" chart:data-source-has-labels="both" svg:x="0.795cm" svg:y="0.447cm" svg:width="36.001cm" svg:height="21.483cm">
          <chartooo:coordinate-region svg:x="1.602cm" svg:y="0.647cm" svg:width="34.729cm" svg:height="20.636cm"/>
          <chart:axis chart:dimension="x" chart:name="primary-x" chart:style-name="ch4" chartooo:axis-type="auto">
            <chart:categories table:cell-range-address="ba5a3ad_experiments.A2:ba5a3ad_experiments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5a3ad_experiments.B2:ba5a3ad_experiments.B7" chart:label-cell-address="ba5a3ad_experiments.B1:ba5a3ad_experiments.B1" chart:class="chart:scatter">
            <chart:domain table:cell-range-address="ba5a3ad_experiments.A2:ba5a3ad_experiments.A7"/>
            <chart:data-point chart:repeated="6"/>
          </chart:series>
          <chart:series chart:style-name="ch7" chart:values-cell-range-address="ba5a3ad_experiments.C2:ba5a3ad_experiments.C7" chart:label-cell-address="ba5a3ad_experiments.C1:ba5a3ad_experiments.C1" chart:class="chart:scatter">
            <chart:data-point chart:repeated="6"/>
          </chart:series>
          <chart:series chart:style-name="ch8" chart:values-cell-range-address="ba5a3ad_experiments.D2:ba5a3ad_experiments.D7" chart:label-cell-address="ba5a3ad_experiments.D1:ba5a3ad_experiments.D1" chart:class="chart:scatter">
            <chart:data-point chart:repeated="6"/>
          </chart:series>
          <chart:series chart:style-name="ch9" chart:values-cell-range-address="ba5a3ad_experiments.E2:ba5a3ad_experiments.E7" chart:label-cell-address="ba5a3ad_experiments.E1:ba5a3ad_experiments.E1" chart:class="chart:scatter">
            <chart:data-point chart:repeated="6"/>
          </chart:series>
          <chart:series chart:style-name="ch10" chart:values-cell-range-address="ba5a3ad_experiments.F2:ba5a3ad_experiments.F7" chart:label-cell-address="ba5a3ad_experiments.F1:ba5a3ad_experiments.F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1</text:p>
                <draw:g>
                  <svg:desc>ba5a3ad_experiments.B1:ba5a3ad_experiments.B1</svg:desc>
                </draw:g>
              </table:table-cell>
              <table:table-cell office:value-type="string">
                <text:p>proc2</text:p>
                <draw:g>
                  <svg:desc>ba5a3ad_experiments.C1:ba5a3ad_experiments.C1</svg:desc>
                </draw:g>
              </table:table-cell>
              <table:table-cell office:value-type="string">
                <text:p>proc4</text:p>
                <draw:g>
                  <svg:desc>ba5a3ad_experiments.D1:ba5a3ad_experiments.D1</svg:desc>
                </draw:g>
              </table:table-cell>
              <table:table-cell office:value-type="string">
                <text:p>proc6</text:p>
                <draw:g>
                  <svg:desc>ba5a3ad_experiments.E1:ba5a3ad_experiments.E1</svg:desc>
                </draw:g>
              </table:table-cell>
              <table:table-cell office:value-type="string">
                <text:p>proc8</text:p>
                <draw:g>
                  <svg:desc>ba5a3ad_experiments.F1:ba5a3ad_experiments.F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ba5a3ad_experiments.A2:ba5a3ad_experiments.A7</svg:desc>
                </draw:g>
              </table:table-cell>
              <table:table-cell office:value-type="float" office:value="0.01114821434021">
                <text:p>0.01114821434021</text:p>
                <draw:g>
                  <svg:desc>ba5a3ad_experiments.B2:ba5a3ad_experiments.B7</svg:desc>
                </draw:g>
              </table:table-cell>
              <table:table-cell office:value-type="float" office:value="1.91308188438416">
                <text:p>1.91308188438416</text:p>
                <draw:g>
                  <svg:desc>ba5a3ad_experiments.C2:ba5a3ad_experiments.C7</svg:desc>
                </draw:g>
              </table:table-cell>
              <table:table-cell office:value-type="float" office:value="2.01699924468994">
                <text:p>2.01699924468994</text:p>
                <draw:g>
                  <svg:desc>ba5a3ad_experiments.D2:ba5a3ad_experiments.D7</svg:desc>
                </draw:g>
              </table:table-cell>
              <table:table-cell office:value-type="float" office:value="2.16375732421875">
                <text:p>2.16375732421875</text:p>
                <draw:g>
                  <svg:desc>ba5a3ad_experiments.E2:ba5a3ad_experiments.E7</svg:desc>
                </draw:g>
              </table:table-cell>
              <table:table-cell office:value-type="float" office:value="2.25324106216431">
                <text:p>2.25324106216431</text:p>
                <draw:g>
                  <svg:desc>ba5a3ad_experiments.F2:ba5a3ad_experiments.F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99732303619385">
                <text:p>0.0699732303619385</text:p>
              </table:table-cell>
              <table:table-cell office:value-type="float" office:value="4.19132828712463">
                <text:p>4.19132828712463</text:p>
              </table:table-cell>
              <table:table-cell office:value-type="float" office:value="4.45169687271118">
                <text:p>4.45169687271118</text:p>
              </table:table-cell>
              <table:table-cell office:value-type="float" office:value="4.70643186569214">
                <text:p>4.70643186569214</text:p>
              </table:table-cell>
              <table:table-cell office:value-type="float" office:value="4.96314239501953">
                <text:p>4.96314239501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1309108734131">
                <text:p>0.301309108734131</text:p>
              </table:table-cell>
              <table:table-cell office:value-type="float" office:value="10.4900932312012">
                <text:p>10.4900932312012</text:p>
              </table:table-cell>
              <table:table-cell office:value-type="float" office:value="11.1585114002228">
                <text:p>11.1585114002228</text:p>
              </table:table-cell>
              <table:table-cell office:value-type="float" office:value="11.794105052948">
                <text:p>11.794105052948</text:p>
              </table:table-cell>
              <table:table-cell office:value-type="float" office:value="12.4684150218964">
                <text:p>12.46841502189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63858675956726">
                <text:p>4.63858675956726</text:p>
              </table:table-cell>
              <table:table-cell office:value-type="float" office:value="48.3281154632568">
                <text:p>48.3281154632568</text:p>
              </table:table-cell>
              <table:table-cell office:value-type="float" office:value="50.8908703327179">
                <text:p>50.8908703327179</text:p>
              </table:table-cell>
              <table:table-cell office:value-type="float" office:value="52.9466519355774">
                <text:p>52.9466519355774</text:p>
              </table:table-cell>
              <table:table-cell office:value-type="float" office:value="56.5013036727905">
                <text:p>56.50130367279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0.6443197727203">
                <text:p>70.6443197727203</text:p>
              </table:table-cell>
              <table:table-cell office:value-type="float" office:value="217.472035646439">
                <text:p>217.472035646439</text:p>
              </table:table-cell>
              <table:table-cell office:value-type="float" office:value="204.90443444252">
                <text:p>204.90443444252</text:p>
              </table:table-cell>
              <table:table-cell office:value-type="float" office:value="226.331640481949">
                <text:p>226.331640481949</text:p>
              </table:table-cell>
              <table:table-cell office:value-type="float" office:value="234.720828294754">
                <text:p>234.72082829475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88.986669540405">
                <text:p>888.986669540405</text:p>
              </table:table-cell>
              <table:table-cell office:value-type="float" office:value="1065.03135347366">
                <text:p>1065.03135347366</text:p>
              </table:table-cell>
              <table:table-cell office:value-type="float" office:value="786.529511451721">
                <text:p>786.529511451721</text:p>
              </table:table-cell>
              <table:table-cell office:value-type="float" office:value="757.312260866165">
                <text:p>757.312260866165</text:p>
              </table:table-cell>
              <table:table-cell office:value-type="float" office:value="790.047028303146">
                <text:p>790.047028303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